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popupmenu/colheader.xml" manifest:media-type=""/>
  <manifest:file-entry manifest:full-path="Configurations2/popupmenu/cell.xml" manifest:media-type=""/>
  <manifest:file-entry manifest:full-path="Configurations2/popupmenu/rowheader.xml" manifest:media-type=""/>
  <manifest:file-entry manifest:full-path="Configurations2/menubar/menubar.xml" manifest:media-type=""/>
  <manifest:file-entry manifest:full-path="Configurations2/toolbar/custom_toolbar_9d47322f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2917in"/>
    </style:style>
    <style:style style:name="co7" style:family="table-column">
      <style:table-column-properties fo:break-before="auto" style:column-width="0.3937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4.528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padding="0.028in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3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diagonal-bl-tr="none" style:diagonal-tl-br="none" fo:border="0.06pt solid #33cccc" fo:padding="0.028in" style:rotation-align="none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0.06pt solid #33cccc" fo:padding="0.028in" fo:border-right="0.06pt solid #33cccc" style:rotation-align="none" fo:border-top="none"/>
      <style:text-properties fo:font-size="11pt" style:font-size-asian="11pt" style:font-size-complex="11pt"/>
    </style:style>
    <style:style style:name="ce37" style:family="table-cell" style:parent-style-name="Default" style:data-style-name="N99">
      <style:table-cell-properties fo:padding="0.028in"/>
      <style:text-properties fo:font-size="11pt" style:font-size-asian="11pt" style:font-size-complex="11pt"/>
    </style:style>
    <style:style style:name="ce55" style:family="table-cell" style:parent-style-name="Default" style:data-style-name="N99"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padding="0.028in"/>
      <style:text-properties fo:font-size="11pt" style:font-size-asian="11pt" style:font-size-complex="11pt"/>
    </style:style>
    <style:style style:name="ce3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99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26pt solid #ffff00" fo:background-color="#333399" style:diagonal-bl-tr="none" style:diagonal-tl-br="none" style:text-align-source="fix" style:repeat-content="false" fo:wrap-option="no-wrap" fo:border-left="none" style:direction="ltr" fo:padding="0.028in" fo:border-right="0.26pt solid #ffff00" style:rotation-angle="0" style:rotation-align="none" style:shrink-to-fit="false" fo:border-top="0.26pt solid #ffff00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6d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1ac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solid #ffff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a6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33cccc" fo:background-color="#ccccff" style:diagonal-bl-tr="none" style:diagonal-tl-br="none" style:text-align-source="fix" style:repeat-content="false" fo:wrap-option="no-wrap" fo:border-left="none" style:direction="ltr" fo:padding="0.028in" fo:border-right="0.06pt solid #33cccc" style:rotation-angle="0" style:rotation-align="none" style:shrink-to-fit="false" fo:border-top="0.06pt solid #33cccc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51" style:family="table-cell" style:parent-style-name="Default" style:data-style-name="N99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52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26pt solid #2a6099" fo:background-color="#b3cac7" style:diagonal-bl-tr="none" style:diagonal-tl-br="none" style:text-align-source="fix" style:repeat-content="false" fo:wrap-option="no-wrap" fo:border-left="none" style:direction="ltr" fo:padding="0.028in" fo:border-right="0.26pt solid #2a6099" style:rotation-angle="0" style:rotation-align="none" style:shrink-to-fit="false" fo:border-top="0.26pt solid #2a609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26pt solid #2a6099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b4c7d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fo:background-color="transparent" fo:border="0.06pt solid #33cccc" fo:padding="0.028in" style:rotation-align="none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33996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fo:background-color="#b4c7dc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81aca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ee6ef" style:diagonal-bl-tr="none" style:diagonal-tl-br="none" style:text-align-source="fix" style:repeat-content="false" fo:wrap-option="no-wrap" fo:border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order-bottom="0.26pt solid #2a6099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0">
      <style:table-cell-properties fo:border-bottom="none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333399" style:diagonal-bl-tr="none" style:diagonal-tl-br="none" style:text-align-source="fix" style:repeat-content="false" fo:wrap-option="no-wrap" fo:border="none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fo:border-bottom="0.26pt solid #ffff00" fo:background-color="#333399" style:diagonal-bl-tr="none" style:diagonal-tl-br="none" style:text-align-source="fix" style:repeat-content="false" fo:wrap-option="no-wrap" fo:border-left="none" fo:border-right="0.26pt solid #ffff00" fo:border-top="0.26pt solid #ffff00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666666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0">
      <style:table-cell-properties fo:border-bottom="0.26pt solid #2a6099" fo:background-color="#b3cac7" style:diagonal-bl-tr="none" style:diagonal-tl-br="none" style:text-align-source="fix" style:repeat-content="false" fo:wrap-option="no-wrap" fo:border-left="none" fo:border-right="0.26pt solid #2a6099" fo:border-top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55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10d0c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ildSpec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ODULE</text:p>
          </table:table-cell>
          <table:table-cell table:style-name="ce33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BUILDPROCESS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OPTIONS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buildSpec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del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LSE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FINALL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TR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</text:p>
          </table:table-cell>
          <table:table-cell table:style-name="ce33" office:value-type="float" office:value="20" calcext:value-type="float">
            <text:p>20</text:p>
          </table:table-cell>
          <table:table-cell table:style-name="ce35" office:value-type="float" office:value="9" calcext:value-type="float">
            <text:p>9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CLASS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CONDITION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7" calcext:value-type="float">
            <text:p>7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EVENT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A</text:p>
          </table:table-cell>
          <table:table-cell table:style-name="ce58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ION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INCLUDE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ETHOD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NEX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7" office:value-type="string" calcext:value-type="string">
            <text:p>A</text:p>
          </table:table-cell>
          <table:table-cell table:style-name="ce59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model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Cmd</text:p>
          </table:table-cell>
          <table:table-cell office:value-type="string" calcext:value-type="string">
            <text:p>cmd.ex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Dir</text:p>
          </table:table-cell>
          <table:table-cell office:value-type="string" calcext:value-type="string">
            <text:p>c:\temp\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File</text:p>
          </table:table-cell>
          <table:table-cell office:value-type="string" calcext:value-type="string">
            <text:p>bldscrnnnnn.bat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Act</text:p>
          </table:table-cell>
          <table:table-cell office:value-type="string" calcext:value-type="string">
            <text:p>call I:\Projects\codemapv4\codemap\cmenv\Scripts\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DeAct</text:p>
          </table:table-cell>
          <table:table-cell office:value-type="string" calcext:value-type="string">
            <text:p>call I:\Projects\codemapv4\codemap\cmenv\Scripts\de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CMD</text:p>
          </table:table-cell>
          <table:table-cell office:value-type="string" calcext:value-type="string">
            <text:p>%VIRTUAL_ENV%\scripts\python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Module</text:p>
          </table:table-cell>
          <table:table-cell office:value-type="string" calcext:value-type="string">
            <text:p>codemaps.build.build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BldSpec</text:p>
          </table:table-cell>
          <table:table-cell office:value-type="string" calcext:value-type="string">
            <text:p>buildSpec</text:p>
          </table:table-cell>
          <table:table-cell table:number-columns-repeated="61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__init__" table:style-name="ta1" table:protected="true">
        <loext:table-protection loext:select-protected-cells="true" loext:select-unprotected-cells="true"/>
        <table:table-column table:style-name="co6" table:default-cell-style-name="ce62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0.92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4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__init__.$A$13" table:cell-range-address="$__init__.$A$13:.$D$13"/>
          <table:named-range table:name="ACTIONELSE" table:base-cell-address="$__init__.$A$16" table:cell-range-address="$__init__.$A$16:.$D$16"/>
          <table:named-range table:name="ACTIONEXCEPT" table:base-cell-address="$__init__.$A$15" table:cell-range-address="$__init__.$A$15:.$D$15"/>
          <table:named-range table:name="ACTIONFINALLY" table:base-cell-address="$__init__.$A$17" table:cell-range-address="$__init__.$A$17:.$D$17"/>
          <table:named-range table:name="ACTIONTRY" table:base-cell-address="$__init__.$A$14" table:cell-range-address="$__init__.$A$14:.$D$14"/>
          <table:named-range table:name="CLASS" table:base-cell-address="$__init__.$A$6" table:cell-range-address="$__init__.$A$6:.$D$6"/>
          <table:named-range table:name="CONDITION" table:base-cell-address="$__init__.$A$11" table:cell-range-address="$__init__.$A$11:.$D$11"/>
          <table:named-range table:name="EVENT" table:base-cell-address="$__init__.$A$9" table:cell-range-address="$__init__.$A$9:.$D$10"/>
          <table:named-range table:name="EXCEPT" table:base-cell-address="$__init__.$A$5" table:cell-range-address="$__init__.$A$5:.$D$5"/>
          <table:named-range table:name="EXCEPTION" table:base-cell-address="$__init__.$A$12" table:cell-range-address="$__init__.$A$12:.$D$12"/>
          <table:named-range table:name="INCLUDE" table:base-cell-address="$__init__.$A$8" table:cell-range-address="$__init__.$A$8:.$D$8"/>
          <table:named-range table:name="METHOD" table:base-cell-address="$__init__.$A$7" table:cell-range-address="$__init__.$A$7:.$D$7"/>
          <table:named-range table:name="NEXT" table:base-cell-address="$__init__.$A$4" table:cell-range-address="$__init__.$A$4:.$D$4"/>
          <table:named-range table:name="RULE" table:base-cell-address="$__init__.$A$2" table:cell-range-address="$__init__.$A$2:.$D$3"/>
        </table:named-expressions>
      </table:table>
      <table:table table:name="DataFrameStreamer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35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10.8382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35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x</text:p>
          </table:table-cell>
          <table:table-cell table:style-name="ce70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4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5</text:p>
          </table:table-cell>
          <table:table-cell table:number-columns-repeated="2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4</text:p>
          </table:table-cell>
          <table:table-cell table:number-columns-repeated="2" table:style-name="ce64" office:value-type="string" calcext:value-type="string">
            <text:p>6</text:p>
          </table:table-cell>
          <table:table-cell table:style-name="ce64" office:value-type="string" calcext:value-type="string">
            <text:p>4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8</text:p>
          </table:table-cell>
          <table:table-cell table:style-name="ce64" office:value-type="string" calcext:value-type="string">
            <text:p>4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4</text:p>
          </table:table-cell>
          <table:table-cell table:style-name="ce64" office:value-type="string" calcext:value-type="string">
            <text:p>10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1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13</text:p>
          </table:table-cell>
          <table:table-cell table:style-name="ce64" office:value-type="string" calcext:value-type="string">
            <text:p>14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5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17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8</text:p>
          </table:table-cell>
          <table:table-cell table:number-columns-repeated="2" table:style-name="ce64" office:value-type="string" calcext:value-type="string">
            <text:p>17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35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35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35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table:number-columns-repeated="15" office:value-type="string" calcext:value-type="string">
            <text:p>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data_frame_streamer(path, sentinel_column, sentinel_white_list=None, sentinel_suffix=None, additional_skip_row_check=None):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_ogz(p):</text:p>
          </table:table-cell>
        </table:table-row>
        <table:table-row table:style-name="ro3">
          <table:table-cell table:number-columns-repeated="16"/>
          <table:table-cell table:number-columns-repeated="6" office:value-type="string" calcext:value-type="string">
            <text:p>0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_check_sentinel(sentinel_white_list, sentinel_suffix):</text:p>
          </table:table-cell>
        </table:table-row>
        <table:table-row table:style-name="ro3">
          <table:table-cell table:number-columns-repeated="22"/>
          <table:table-cell table:number-columns-repeated="7" office:value-type="string" calcext:value-type="string">
            <text:p>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_should_skip(row_sentinel, sentinel_white_list, sentinel_suffix, additional_skip_row_check):</text:p>
          </table:table-cell>
        </table:table-row>
        <table:table-row table:style-name="ro3">
          <table:table-cell table:number-columns-repeated="29"/>
          <table:table-cell table:number-columns-repeated="6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load_filtered_data_frame(path, sentinel_column, sentinel_white_list=None, sentinel_suffix=None, rename_columns=None, columns_filter=None):</text:p>
          </table:table-cell>
        </table:table-row>
        <table:table-row table:style-name="ro3">
          <table:table-cell table:number-columns-repeated="35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gzip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3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io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.. import Utilities</text:p>
          </table:table-cell>
        </table:table-row>
        <table:table-row table:style-name="ro3">
          <table:table-cell table:number-columns-repeated="35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V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6"/>
          <table:table-cell table:number-columns-repeated="4" office:value-type="string" calcext:value-type="string">
            <text:p>V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10"/>
          <table:table-cell table:number-columns-repeated="2" office:value-type="string" calcext:value-type="string">
            <text:p>V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12"/>
          <table:table-cell table:number-columns-repeated="2" office:value-type="string" calcext:value-type="string">
            <text:p>V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14"/>
          <table:table-cell table:number-columns-repeated="2" office:value-type="string" calcext:value-type="string">
            <text:p>V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S</text:p>
          </table:table-cell>
          <table:table-cell table:number-columns-repeated="18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7"/>
          <table:table-cell table:number-columns-repeated="3" office:value-type="string" calcext:value-type="string">
            <text:p>V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V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3"/>
          <table:table-cell table:number-columns-repeated="2" office:value-type="string" calcext:value-type="string">
            <text:p>V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25"/>
          <table:table-cell table:number-columns-repeated="2" office:value-type="string" calcext:value-type="string">
            <text:p>V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27"/>
          <table:table-cell table:number-columns-repeated="2" office:value-type="string" calcext:value-type="string">
            <text:p>V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S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30"/>
          <table:table-cell table:number-columns-repeated="3" office:value-type="string" calcext:value-type="string">
            <text:p>V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33"/>
          <table:table-cell table:number-columns-repeated="2"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35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(i, line) is not None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_should_skip(row_sentinel,sentinel_white_list,sentinel_suffix,additional_skip_row_check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additional_skip_row_check and additional_skip_row_check(comps)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sentinel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row_sentinel == sentinel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entinel_white_list is not None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found) == len(sentinel_white_list)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9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len(buffer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sentinel_white_list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entinel_suffix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len(w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ward in sentinel_white_list)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Implements: for (i, d) in enumerate(data_frame_streamer(path,sentinel_column,sentinel_white_list,sentinel_suffix))</text:p>
          </table:table-cell>
          <table:table-cell office:value-type="string" calcext:value-type="string">
            <text:p>(i, d) is not None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rename_columns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columns_filter</text:p>
          </table:table-cell>
        </table:table-row>
        <table:table-row table:style-name="ro3">
          <table:table-cell table:number-columns-repeated="35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35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_check_sentinel(sentinel_white_list,sentinel_suffix)</text:p>
          </table:table-cell>
        </table:table-row>
        <table:table-row table:style-name="ro3">
          <table:table-cell/>
          <table:table-cell office:value-type="string" calcext:value-type="string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und = set(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turn io.TextIOWrapper(gzip.open(p,'r'),newline='')</text:p>
          </table:table-cell>
        </table:table-row>
        <table:table-row table:style-name="ro3">
          <table:table-cell/>
          <table:table-cell office:value-type="string" calcext:value-type="string">
            <text:p>3</text:p>
          </table:table-cell>
          <table:table-cell table:number-columns-repeated="3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_o = (_ogz if ('.gz' in path) else open)</text:p>
          </table:table-cell>
        </table:table-row>
        <table:table-row table:style-name="ro3">
          <table:table-cell/>
          <table:table-cell office:value-type="string" calcext:value-type="string">
            <text:p>4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office:value-type="string" calcext:value-type="string">
            <text:p>Implements &lt;With _o(path) as file&gt;.</text:p>
          </table:table-cell>
          <table:table-cell office:value-type="string" calcext:value-type="string">
            <text:p>file=_o(path)</text:p>
          </table:table-cell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ader = file.readline().strip().split()</text:p>
          </table:table-cell>
        </table:table-row>
        <table:table-row table:style-name="ro3">
          <table:table-cell/>
          <table:table-cell office:value-type="string" calcext:value-type="string">
            <text:p>6</text:p>
          </table:table-cell>
          <table:table-cell table:number-columns-repeated="3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entinel_index = header.index(sentinel_column)</text:p>
          </table:table-cell>
        </table:table-row>
        <table:table-row table:style-name="ro3">
          <table:table-cell/>
          <table:table-cell office:value-type="string" calcext:value-type="string">
            <text:p>7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uffer = []</text:p>
          </table:table-cell>
        </table:table-row>
        <table:table-row table:style-name="ro3">
          <table:table-cell/>
          <table:table-cell office:value-type="string" calcext:value-type="string">
            <text:p>8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entinel = None</text:p>
          </table:table-cell>
        </table:table-row>
        <table:table-row table:style-name="ro3">
          <table:table-cell/>
          <table:table-cell office:value-type="string" calcext:value-type="string">
            <text:p>9</text:p>
          </table:table-cell>
          <table:table-cell table:number-columns-repeated="33"/>
          <table:table-cell office:value-type="float" office:value="10" calcext:value-type="float">
            <text:p>10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xXx__iter_4=iter(enumerate(file))</text:p>
          </table:table-cell>
        </table:table-row>
        <table:table-row table:style-name="ro3">
          <table:table-cell/>
          <table:table-cell office:value-type="string" calcext:value-type="string">
            <text:p>10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</text:p>
          </table:table-cell>
          <table:table-cell table:number-columns-repeated="19"/>
          <table:table-cell office:value-type="float" office:value="11" calcext:value-type="float">
            <text:p>11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(i, line)=next(xXx__iter_4,Non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mps = line.strip().split(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 table:number-columns-repeated="31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ow_sentinel = comps[sentinel_index]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entinel = row_sentinel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uffer.append(comps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ata = Utilities.to_dataframe(buffer,header,to_numeric='ignore'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2</text:p>
          </table:table-cell>
          <table:table-cell table:number-columns-repeated="23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(yield data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ound.add(sentinel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ogging.info('Found everything in the whitelist'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turn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uffer = [comps]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19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entinel = comps[sentinel_index]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office:value-type="string" calcext:value-type="string">
            <text:p>Implements &lt;With _o(path) as file&gt;.</text:p>
          </table:table-cell>
          <table:table-cell office:value-type="string" calcext:value-type="string">
            <text:p>file.__exit__(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w = [x for x in sentinel_white_list if (sentinel_suffix in x)]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aise RuntimeError("Unexpected condition: sentinel_whitelist values contain suffix. Verify the white list, or don't use the suffix"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ward = row_sentinel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ward = ward.split(sentinel_suffix)[0]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turn True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turn Fals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sult = pandas.DataFrame(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2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Implements: for (i, d) in enumerate(data_frame_streamer(path,sentinel_column,sentinel_white_list,sentinel_suffix))</text:p>
          </table:table-cell>
          <table:table-cell office:value-type="string" calcext:value-type="string">
            <text:p>xXx__iter_39=iter(enumerate(data_frame_streamer(path,sentinel_column,sentinel_white_list,sentinel_suffix))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plements: for (i, d) in enumerate(data_frame_streamer(path,sentinel_column,sentinel_white_list,sentinel_suffix))</text:p>
          </table:table-cell>
          <table:table-cell office:value-type="string" calcext:value-type="string">
            <text:p>(i, d)=next(xXx__iter_39,None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 = d.rename(columns=rename_columns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 = d[columns_filter]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sult = pandas.concat([result, d]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turn result</text:p>
          </table:table-cell>
        </table:table-row>
        <table:table-row table:style-name="ro3">
          <table:table-cell table:number-columns-repeated="35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35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35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35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38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DataFrameStreamer.$A$89" table:cell-range-address="$DataFrameStreamer.$A$89:.$AL$125"/>
          <table:named-range table:name="ACTIONELSE" table:base-cell-address="$DataFrameStreamer.$A$128" table:cell-range-address="$DataFrameStreamer.$A$128:.$AL$128"/>
          <table:named-range table:name="ACTIONEXCEPT" table:base-cell-address="$DataFrameStreamer.$A$127" table:cell-range-address="$DataFrameStreamer.$A$127:.$AL$127"/>
          <table:named-range table:name="ACTIONFINALLY" table:base-cell-address="$DataFrameStreamer.$A$129" table:cell-range-address="$DataFrameStreamer.$A$129:.$AL$129"/>
          <table:named-range table:name="ACTIONTRY" table:base-cell-address="$DataFrameStreamer.$A$126" table:cell-range-address="$DataFrameStreamer.$A$126:.$AL$126"/>
          <table:named-range table:name="CLASS" table:base-cell-address="$DataFrameStreamer.$A$40" table:cell-range-address="$DataFrameStreamer.$A$40:.$AL$40"/>
          <table:named-range table:name="CONDITION" table:base-cell-address="$DataFrameStreamer.$A$72" table:cell-range-address="$DataFrameStreamer.$A$72:.$AL$87"/>
          <table:named-range table:name="EVENT" table:base-cell-address="$DataFrameStreamer.$A$53" table:cell-range-address="$DataFrameStreamer.$A$53:.$AL$71"/>
          <table:named-range table:name="EXCEPT" table:base-cell-address="$DataFrameStreamer.$A$39" table:cell-range-address="$DataFrameStreamer.$A$39:.$AL$39"/>
          <table:named-range table:name="EXCEPTION" table:base-cell-address="$DataFrameStreamer.$A$88" table:cell-range-address="$DataFrameStreamer.$A$88:.$AL$88"/>
          <table:named-range table:name="INCLUDE" table:base-cell-address="$DataFrameStreamer.$A$47" table:cell-range-address="$DataFrameStreamer.$A$47:.$AL$52"/>
          <table:named-range table:name="METHOD" table:base-cell-address="$DataFrameStreamer.$A$41" table:cell-range-address="$DataFrameStreamer.$A$41:.$AL$46"/>
          <table:named-range table:name="NEXT" table:base-cell-address="$DataFrameStreamer.$A$38" table:cell-range-address="$DataFrameStreamer.$A$38:.$AL$38"/>
          <table:named-range table:name="RULE" table:base-cell-address="$DataFrameStreamer.$A$2" table:cell-range-address="$DataFrameStreamer.$A$2:.$AL$37"/>
        </table:named-expressions>
      </table:table>
      <table:table table:name="Math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19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6.17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19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office:value-type="string" calcext:value-type="string">
            <text:p>##Pseudo inverse, relative cutoff 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##Pseudo inverse, absolute cutoff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office:value-type="string" calcext:value-type="string">
            <text:p>##</text:p>
            <text:p>    modified pseudo inverse</text:p>
            <text:p>    </text:p>
          </table:table-cell>
          <table:table-cell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5" table:style-name="ce64" office:value-type="string" calcext:value-type="string">
            <text:p>0</text:p>
          </table:table-cell>
          <table:table-cell table:style-name="ce64" office:value-type="string" calcext:value-type="string">
            <text:p>10</text:p>
          </table:table-cell>
          <table:table-cell table:style-name="ce64" office:value-type="string" calcext:value-type="string">
            <text:p>8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8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1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1</text:p>
          </table:table-cell>
          <table:table-cell table:style-name="ce64" office:value-type="string" calcext:value-type="string">
            <text:p>13</text:p>
          </table:table-cell>
          <table:table-cell table:number-columns-repeated="2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19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19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19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rc(s, tolerance):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_ac(s, tolerance):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0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crpinv(a, rcond=1e-15, epsilon=None):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capinv(a, rcond=1e-15, epsilon=None):</text:p>
          </table:table-cell>
        </table:table-row>
        <table:table-row table:style-name="ro3">
          <table:table-cell table:number-columns-repeated="5"/>
          <table:table-cell table:number-columns-repeated="11" office:value-type="string" calcext:value-type="string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_inv(a, cf, rcond, epsilon):</text:p>
          </table:table-cell>
        </table:table-row>
        <table:table-row table:style-name="ro3">
          <table:table-cell table:number-columns-repeated="6"/>
          <table:table-cell table:number-columns-repeated="4" office:value-type="string" calcext:value-type="string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_assertNoEmpty2d():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_makearray(a):</text:p>
          </table:table-cell>
        </table:table-row>
        <table:table-row table:style-name="ro3">
          <table:table-cell table:number-columns-repeated="16"/>
          <table:table-cell table:number-columns-repeated="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standardize(x):</text:p>
          </table:table-cell>
        </table:table-row>
        <table:table-row table:style-name="ro3">
          <table:table-cell table:number-columns-repeated="19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numpy.core import product, asarray, dot, transpose, multiply, newaxis, maximum</text:p>
          </table:table-cell>
        </table:table-row>
        <table:table-row table:style-name="ro3">
          <table:table-cell table:number-columns-repeated="19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S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table:number-columns-repeated="3" office:value-type="string" calcext:value-type="string">
            <text:p>V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S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1"/>
          <table:table-cell table:number-columns-repeated="2" office:value-type="string" calcext:value-type="string">
            <text:p>V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3"/>
          <table:table-cell table:number-columns-repeated="3" office:value-type="string" calcext:value-type="string">
            <text:p>V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7"/>
          <table:table-cell table:number-columns-repeated="2"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9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Implements: for a in arrays</text:p>
          </table:table-cell>
          <table:table-cell office:value-type="string" calcext:value-type="string">
            <text:p>a is not None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a.size == 0) and (product(a.shape[(- 2):]) == 0)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epsilon is not None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mplements: for i in range(min(n,m))</text:p>
          </table:table-cell>
          <table:table-cell office:value-type="string" calcext:value-type="string">
            <text:p>i is not None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s[i] &gt;= cutoff) or (i == 0)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cale == 0)</text:p>
          </table:table-cell>
        </table:table-row>
        <table:table-row table:style-name="ro3">
          <table:table-cell table:number-columns-repeated="19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19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toff = (tolerance * maximum.reduce(s))</text:p>
          </table:table-cell>
        </table:table-row>
        <table:table-row table:style-name="ro3">
          <table:table-cell/>
          <table:table-cell office:value-type="string" calcext:value-type="string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turn cutoff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turn toleranc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_inv(a,_rc,rcond,epsilon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_inv(a,_ac,rcond,epsilon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string" calcext:value-type="string">
            <text:p>Implements: for a in arrays</text:p>
          </table:table-cell>
          <table:table-cell office:value-type="string" calcext:value-type="string">
            <text:p>xXx__iter_7=iter(arrays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string" calcext:value-type="string">
            <text:p>Implements: for a in arrays</text:p>
          </table:table-cell>
          <table:table-cell office:value-type="string" calcext:value-type="string">
            <text:p>a=next(xXx__iter_7,None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aise RuntimeError('Arrays cannot be empty'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ew = asarray(a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rap = getattr(a,'__array_prepare__',new.__array_wrap__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turn (new, wrap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(a, wrap) = _makearray(a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_assertNoEmpty2d(a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psilon = numpy.repeat(epsilon,a.shape[0]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psilon = numpy.diag(epsilon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 = (a + epsilon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 = a.conjugate(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(u, s, vt) = numpy.linalg.svd(a,0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 = u.shape[0]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 = vt.shape[1]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igen = numpy.copy(s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utoff = cf(s,rcond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Implements: for i in range(min(n,m))</text:p>
          </table:table-cell>
          <table:table-cell office:value-type="string" calcext:value-type="string">
            <text:p>xXx__iter_14=iter(range(min(n,m))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1</text:p>
          </table:table-cell>
          <table:table-cell office:value-type="string" calcext:value-type="string">
            <text:p>8</text:p>
          </table:table-cell>
          <table:table-cell/>
          <table:table-cell table:number-columns-repeated="2" office:value-type="string" calcext:value-type="string">
            <text:p>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Implements: for i in range(min(n,m))</text:p>
          </table:table-cell>
          <table:table-cell office:value-type="string" calcext:value-type="string">
            <text:p>i=next(xXx__iter_14,None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[i] = (1.0 / s[i]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[i] = 0.0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_indep = numpy.count_nonzero(s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2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s = dot(transpose(vt),multiply(s[:, newaxis],transpose(u))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turn (wrap(res), n_indep, eigen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ean = numpy.mean(x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cale = numpy.std(x,ddof=1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turn None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x = (x - mean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x = (x / scale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turn x</text:p>
          </table:table-cell>
        </table:table-row>
        <table:table-row table:style-name="ro3">
          <table:table-cell table:number-columns-repeated="19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19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19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19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22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Math.$A$59" table:cell-range-address="$Math.$A$59:.$V$94"/>
          <table:named-range table:name="ACTIONELSE" table:base-cell-address="$Math.$A$97" table:cell-range-address="$Math.$A$97:.$V$97"/>
          <table:named-range table:name="ACTIONEXCEPT" table:base-cell-address="$Math.$A$96" table:cell-range-address="$Math.$A$96:.$V$96"/>
          <table:named-range table:name="ACTIONFINALLY" table:base-cell-address="$Math.$A$98" table:cell-range-address="$Math.$A$98:.$V$98"/>
          <table:named-range table:name="ACTIONTRY" table:base-cell-address="$Math.$A$95" table:cell-range-address="$Math.$A$95:.$V$95"/>
          <table:named-range table:name="CLASS" table:base-cell-address="$Math.$A$24" table:cell-range-address="$Math.$A$24:.$V$24"/>
          <table:named-range table:name="CONDITION" table:base-cell-address="$Math.$A$51" table:cell-range-address="$Math.$A$51:.$V$57"/>
          <table:named-range table:name="EVENT" table:base-cell-address="$Math.$A$37" table:cell-range-address="$Math.$A$37:.$V$50"/>
          <table:named-range table:name="EXCEPT" table:base-cell-address="$Math.$A$23" table:cell-range-address="$Math.$A$23:.$V$23"/>
          <table:named-range table:name="EXCEPTION" table:base-cell-address="$Math.$A$58" table:cell-range-address="$Math.$A$58:.$V$58"/>
          <table:named-range table:name="INCLUDE" table:base-cell-address="$Math.$A$34" table:cell-range-address="$Math.$A$34:.$V$36"/>
          <table:named-range table:name="METHOD" table:base-cell-address="$Math.$A$25" table:cell-range-address="$Math.$A$25:.$V$33"/>
          <table:named-range table:name="NEXT" table:base-cell-address="$Math.$A$22" table:cell-range-address="$Math.$A$22:.$V$22"/>
          <table:named-range table:name="RULE" table:base-cell-address="$Math.$A$2" table:cell-range-address="$Math.$A$2:.$V$21"/>
        </table:named-expressions>
      </table:table>
      <table:table table:name="KeyedDataSource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28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8.7965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28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6" table:style-name="ce64" office:value-type="string" calcext:value-type="string">
            <text:p>0</text:p>
          </table:table-cell>
          <table:table-cell table:style-name="ce64" office:value-type="string" calcext:value-type="string">
            <text:p>8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8</text:p>
          </table:table-cell>
          <table:table-cell table:style-name="ce64" office:value-type="string" calcext:value-type="string">
            <text:p>9</text:p>
          </table:table-cell>
          <table:table-cell table:number-columns-repeated="2" table:style-name="ce64" office:value-type="string" calcext:value-type="string">
            <text:p>8</text:p>
          </table:table-cell>
          <table:table-cell table:style-name="ce64" office:value-type="string" calcext:value-type="string">
            <text:p>10</text:p>
          </table:table-cell>
          <table:table-cell table:number-columns-repeated="2" table:style-name="ce64" office:value-type="string" calcext:value-type="string">
            <text:p>8</text:p>
          </table:table-cell>
          <table:table-cell table:number-columns-repeated="3" table:style-name="ce64" office:value-type="string" calcext:value-type="string">
            <text:p>11</text:p>
          </table:table-cell>
          <table:table-cell table:number-columns-repeated="2" table:style-name="ce64" office:value-type="string" calcext:value-type="string">
            <text:p>8</text:p>
          </table:table-cell>
          <table:table-cell table:style-name="ce64" office:value-type="string" calcext:value-type="string">
            <text:p>14</text:p>
          </table:table-cell>
          <table:table-cell table:number-columns-repeated="2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4</text:p>
          </table:table-cell>
          <table:table-cell table:style-name="ce64" office:value-type="string" calcext:value-type="string">
            <text:p>16</text:p>
          </table:table-cell>
          <table:table-cell table:number-columns-repeated="2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/>
          <table:table-cell table:style-name="ce65" office:value-type="string" calcext:value-type="string">
            <text:p>3</text:p>
          </table:table-cell>
          <table:table-cell table:style-name="ce65" table:number-columns-repeated="26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28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28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try_parse(string, fail=None):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0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skip_na(key, value):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skip_non_rsid_value(key, value):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0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dot_to_na(value):</text:p>
          </table:table-cell>
        </table:table-row>
        <table:table-row table:style-name="ro3">
          <table:table-cell table:number-columns-repeated="6"/>
          <table:table-cell table:number-columns-repeated="14" office:value-type="string" calcext:value-type="string">
            <text:p>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load_data(path, key_name, value_name, white_list=None, value_white_list=None, numeric=False, should_skip=None, value_conversion=None, key_filter=None):</text:p>
          </table:table-cell>
        </table:table-row>
        <table:table-row table:style-name="ro3">
          <table:table-cell table:number-columns-repeated="20"/>
          <table:table-cell table:number-columns-repeated="5" office:value-type="string" calcext:value-type="string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load_data_column(path, column_name):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_ogz(p):</text:p>
          </table:table-cell>
        </table:table-row>
        <table:table-row table:style-name="ro3">
          <table:table-cell table:number-columns-repeated="25"/>
          <table:table-cell table:number-columns-repeated="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to_data_frame(data, keys, key_column, value_column, to_numeric=None):</text:p>
          </table:table-cell>
        </table:table-row>
        <table:table-row table:style-name="ro3">
          <table:table-cell table:number-columns-repeated="28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gzip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io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m .. import Utilities</text:p>
          </table:table-cell>
        </table:table-row>
        <table:table-row table:style-name="ro3">
          <table:table-cell table:number-columns-repeated="28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E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S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S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table:number-columns-repeated="3" office:value-type="string" calcext:value-type="string">
            <text:p>V</text:p>
          </table:table-cell>
          <table:table-cell table:number-columns-repeated="18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0"/>
          <table:table-cell table:number-columns-repeated="3" office:value-type="string" calcext:value-type="string">
            <text:p>V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3"/>
          <table:table-cell table:number-columns-repeated="5" office:value-type="string" calcext:value-type="string">
            <text:p>V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8"/>
          <table:table-cell table:number-columns-repeated="2" office:value-type="string" calcext:value-type="string">
            <text:p>V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S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S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22"/>
          <table:table-cell table:number-columns-repeated="3" office:value-type="string" calcext:value-type="string">
            <text:p>V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6"/>
          <table:table-cell table:number-columns-repeated="2"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28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Implements: for (i, line) in enumerate(Utilities.generate_from_any_plain_file(path))</text:p>
          </table:table-cell>
          <table:table-cell office:value-type="string" calcext:value-type="string">
            <text:p>(i, line) is not None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i == 0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white_list and (not (key in white_list))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key_filter and key_filter(key)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F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value_white_list and (not (value in value_white_list))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hould_skip and should_skip(key,value)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value_conversion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numeric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value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data) == 0)</text:p>
          </table:table-cell>
        </table:table-row>
        <table:table-row table:style-name="ro3">
          <table:table-cell table:number-columns-repeated="28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ption</text:p>
          </table:table-cell>
        </table:table-row>
        <table:table-row table:style-name="ro3">
          <table:table-cell table:number-columns-repeated="28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turn float(string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turn fail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kip = ((not value) or (value == 'NA')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skip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ot ('rs' in value)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turn ('NA' if (value == '.') else value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ta = {}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2</text:p>
          </table:table-cell>
          <table:table-cell table:number-columns-repeated="13"/>
          <table:table-cell office:value-type="string" calcext:value-type="string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_key = None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3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_value = None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4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office:value-type="string" calcext:value-type="string">
            <text:p>Implements: for (i, line) in enumerate(Utilities.generate_from_any_plain_file(path))</text:p>
          </table:table-cell>
          <table:table-cell office:value-type="string" calcext:value-type="string">
            <text:p>xXx__iter_10=iter(enumerate(Utilities.generate_from_any_plain_file(path))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string" calcext:value-type="string">
            <text:p>Implements: for (i, line) in enumerate(Utilities.generate_from_any_plain_file(path))</text:p>
          </table:table-cell>
          <table:table-cell office:value-type="string" calcext:value-type="string">
            <text:p>(i, line)=next(xXx__iter_10,None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14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eader = line.strip().split(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2</text:p>
          </table:table-cell>
          <table:table-cell table:number-columns-repeated="19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_key = header.index(key_name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3</text:p>
          </table:table-cell>
          <table:table-cell table:number-columns-repeated="19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_value = header.index(value_name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14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omps = line.strip().split(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2</text:p>
          </table:table-cell>
          <table:table-cell table:number-columns-repeated="18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key = comps[c_key]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alue = comps[c_value]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alue = value_conversion(value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lue = try_parse(value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ta[key] = value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14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turn data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turn io.TextIOWrapper(gzip.open(p,'r'),newline=''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_o = (_ogz if ('.gz' in path) else open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2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ata = []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Implements &lt;With _o(path) as file&gt;.</text:p>
          </table:table-cell>
          <table:table-cell office:value-type="string" calcext:value-type="string">
            <text:p>file=_o(path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5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xXx__iter_35=iter(enumerate(file)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(i, line)=next(xXx__iter_35,None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2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_key = header.index(column_name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value = comps[c_key]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ata.append(value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Implements &lt;With _o(path) as file&gt;.</text:p>
          </table:table-cell>
          <table:table-cell office:value-type="string" calcext:value-type="string">
            <text:p>file.__exit__(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ds = [x for x in keys if (x in data)]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ata = [(x, data[x]) for x in ids]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turn pandas.DataFrame({key_column:[], value_column:[]}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data = Utilities.to_dataframe(data,[key_column, value_column],to_numeric)</text:p>
          </table:table-cell>
        </table:table-row>
        <table:table-row table:style-name="ro3">
          <table:table-cell table:number-columns-repeated="28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28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28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28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31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KeyedDataSource.$A$78" table:cell-range-address="$KeyedDataSource.$A$78:.$AE$113"/>
          <table:named-range table:name="ACTIONELSE" table:base-cell-address="$KeyedDataSource.$A$116" table:cell-range-address="$KeyedDataSource.$A$116:.$AE$116"/>
          <table:named-range table:name="ACTIONEXCEPT" table:base-cell-address="$KeyedDataSource.$A$115" table:cell-range-address="$KeyedDataSource.$A$115:.$AE$115"/>
          <table:named-range table:name="ACTIONFINALLY" table:base-cell-address="$KeyedDataSource.$A$117" table:cell-range-address="$KeyedDataSource.$A$117:.$AE$117"/>
          <table:named-range table:name="ACTIONTRY" table:base-cell-address="$KeyedDataSource.$A$114" table:cell-range-address="$KeyedDataSource.$A$114:.$AE$114"/>
          <table:named-range table:name="CLASS" table:base-cell-address="$KeyedDataSource.$A$33" table:cell-range-address="$KeyedDataSource.$A$33:.$AE$33"/>
          <table:named-range table:name="CONDITION" table:base-cell-address="$KeyedDataSource.$A$65" table:cell-range-address="$KeyedDataSource.$A$65:.$AE$75"/>
          <table:named-range table:name="EVENT" table:base-cell-address="$KeyedDataSource.$A$48" table:cell-range-address="$KeyedDataSource.$A$48:.$AE$64"/>
          <table:named-range table:name="EXCEPT" table:base-cell-address="$KeyedDataSource.$A$32" table:cell-range-address="$KeyedDataSource.$A$32:.$AE$32"/>
          <table:named-range table:name="EXCEPTION" table:base-cell-address="$KeyedDataSource.$A$76" table:cell-range-address="$KeyedDataSource.$A$76:.$AE$77"/>
          <table:named-range table:name="INCLUDE" table:base-cell-address="$KeyedDataSource.$A$43" table:cell-range-address="$KeyedDataSource.$A$43:.$AE$47"/>
          <table:named-range table:name="METHOD" table:base-cell-address="$KeyedDataSource.$A$34" table:cell-range-address="$KeyedDataSource.$A$34:.$AE$42"/>
          <table:named-range table:name="NEXT" table:base-cell-address="$KeyedDataSource.$A$31" table:cell-range-address="$KeyedDataSource.$A$31:.$AE$31"/>
          <table:named-range table:name="RULE" table:base-cell-address="$KeyedDataSource.$A$2" table:cell-range-address="$KeyedDataSource.$A$2:.$AE$30"/>
        </table:named-expressions>
      </table:table>
      <table:table table:name="Genomics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32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9.96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4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5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7</text:p>
          </table:table-cell>
          <table:table-cell table:number-columns-repeated="5" table:style-name="ce64" office:value-type="string" calcext:value-type="string">
            <text:p>0</text:p>
          </table:table-cell>
          <table:table-cell table:style-name="ce64" office:value-type="string" calcext:value-type="string">
            <text:p>9</text:p>
          </table:table-cell>
          <table:table-cell table:number-columns-repeated="2" table:style-name="ce64" office:value-type="string" calcext:value-type="string">
            <text:p>11</text:p>
          </table:table-cell>
          <table:table-cell table:number-columns-repeated="2" table:style-name="ce64" office:value-type="string" calcext:value-type="string">
            <text:p>12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3</text:p>
          </table:table-cell>
          <table:table-cell table:number-columns-repeated="2" table:style-name="ce64" office:value-type="string" calcext:value-type="string">
            <text:p>14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16</text:p>
          </table:table-cell>
          <table:table-cell table:number-columns-repeated="4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15"/>
          <table:table-cell table:number-columns-repeated="11" table:style-name="ce65" office:value-type="string" calcext:value-type="string">
            <text:p>10</text:p>
          </table:table-cell>
          <table:table-cell table:style-name="ce65" table:number-columns-repeated="6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coordinate_format(format, chromosome, position, ref_allele, alt_allele):</text:p>
          </table:table-cell>
        </table:table-row>
        <table:table-row table:style-name="ro3">
          <table:table-cell table:number-columns-repeated="2"/>
          <table:table-cell table:number-columns-repeated="6" office:value-type="string" calcext:value-type="string">
            <text:p>0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map_on_the_fly(mapping, format, chromosome, position, ref_allele, alt_allele):</text:p>
          </table:table-cell>
        </table:table-row>
        <table:table-row table:style-name="ro3">
          <table:table-cell table:number-columns-repeated="8"/>
          <table:table-cell table:number-columns-repeated="6" office:value-type="string" calcext:value-type="string">
            <text:p>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is_palindromic(ref_allele, alt_allele):</text:p>
          </table:table-cell>
        </table:table-row>
        <table:table-row table:style-name="ro3">
          <table:table-cell table:number-columns-repeated="14"/>
          <table:table-cell table:number-columns-repeated="13" office:value-type="string" calcext:value-type="string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lift(liftover, chr, pos, zero_based_positions=False):</text:p>
          </table:table-cell>
        </table:table-row>
        <table:table-row table:style-name="ro3">
          <table:table-cell table:number-columns-repeated="27"/>
          <table:table-cell table:number-columns-repeated="5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maybe_map_variant(varid, chr, pos, ref, alt, variant_mapping, is_dict_mapping):</text:p>
          </table:table-cell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pyliftover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V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6"/>
          <table:table-cell table:number-columns-repeated="2" office:value-type="string" calcext:value-type="string">
            <text:p>V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S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9"/>
          <table:table-cell table:number-columns-repeated="5" office:value-type="string" calcext:value-type="string">
            <text:p>V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S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5"/>
          <table:table-cell table:number-columns-repeated="2" office:value-type="string" calcext:value-type="string">
            <text:p>V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E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7"/>
          <table:table-cell table:number-columns-repeated="2" office:value-type="string" calcext:value-type="string">
            <text:p>V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9"/>
          <table:table-cell table:number-columns-repeated="3" office:value-type="string" calcext:value-type="string">
            <text:p>V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2"/>
          <table:table-cell table:number-columns-repeated="2" office:value-type="string" calcext:value-type="string">
            <text:p>V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24"/>
          <table:table-cell table:number-columns-repeated="2" office:value-type="string" calcext:value-type="string">
            <text:p>V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S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8"/>
          <table:table-cell table:number-columns-repeated="4"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v in mapping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len(ref_allele) == 1) and (len(alt_allele) == 1)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F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ref_allele == 'C') and (alt_allele == 'G')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ref_allele == 'G') and (alt_allele == 'C')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ref_allele == 'A') and (alt_allele == 'T')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ref_allele == 'T') and (alt_allele == 'A')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chr[0] == 'c')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zero_based_positions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l_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l_) &gt; 1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ppend_chromosome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variant_mapping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is_dict_mapping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varid in variant_mapping))</text:p>
          </table:table-cell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pt</text:p>
          </table:table-cell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turn format.format(chromosome,position,ref_allele,alt_allele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 = Non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 = format.format(chromosome,position,ref_allele,alt_allel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= mapping[v]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 = format.format(chromosome,position,alt_allele,ref_allel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turn r</text:p>
          </table:table-cell>
        </table:table-row>
        <table:table-row table:style-name="ro3">
          <table:table-cell table:number-columns-repeated="9"/>
          <table:table-cell table:number-columns-repeated="4" office:value-type="string" calcext:value-type="string">
            <text:p>1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turn True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turn False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_new_chromosome = 'NA'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2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_new_position = 'NA'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3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ppend_chromosome = False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ppend_chromosome = True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2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hr = ('chr' + chr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os = int(pos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os = (pos - 1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_ = liftover.convert_coordinate(chr,pos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ogging.warning('Liftover with more than one candidate: %s',t.variant_id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_new_chromosome = l_[0][0]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_new_position = int(l_[0][1]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_new_chromosome = _new_chromosome[3:]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_new_position = (_new_position + 1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turn (_new_chromosome, _new_position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_varid = varid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varid = None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varid = variant_mapping[varid]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varid = variant_mapping(chr,pos,ref,alt)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turn (_varid, varid)</text:p>
          </table:table-cell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35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Genomics.$A$81" table:cell-range-address="$Genomics.$A$81:.$AI$109"/>
          <table:named-range table:name="ACTIONELSE" table:base-cell-address="$Genomics.$A$112" table:cell-range-address="$Genomics.$A$112:.$AI$112"/>
          <table:named-range table:name="ACTIONEXCEPT" table:base-cell-address="$Genomics.$A$111" table:cell-range-address="$Genomics.$A$111:.$AI$111"/>
          <table:named-range table:name="ACTIONFINALLY" table:base-cell-address="$Genomics.$A$113" table:cell-range-address="$Genomics.$A$113:.$AI$113"/>
          <table:named-range table:name="ACTIONTRY" table:base-cell-address="$Genomics.$A$110" table:cell-range-address="$Genomics.$A$110:.$AI$110"/>
          <table:named-range table:name="CLASS" table:base-cell-address="$Genomics.$A$37" table:cell-range-address="$Genomics.$A$37:.$AI$37"/>
          <table:named-range table:name="CONDITION" table:base-cell-address="$Genomics.$A$64" table:cell-range-address="$Genomics.$A$64:.$AI$78"/>
          <table:named-range table:name="EVENT" table:base-cell-address="$Genomics.$A$47" table:cell-range-address="$Genomics.$A$47:.$AI$63"/>
          <table:named-range table:name="EXCEPT" table:base-cell-address="$Genomics.$A$36" table:cell-range-address="$Genomics.$A$36:.$AI$36"/>
          <table:named-range table:name="EXCEPTION" table:base-cell-address="$Genomics.$A$79" table:cell-range-address="$Genomics.$A$79:.$AI$80"/>
          <table:named-range table:name="INCLUDE" table:base-cell-address="$Genomics.$A$44" table:cell-range-address="$Genomics.$A$44:.$AI$46"/>
          <table:named-range table:name="METHOD" table:base-cell-address="$Genomics.$A$38" table:cell-range-address="$Genomics.$A$38:.$AI$43"/>
          <table:named-range table:name="NEXT" table:base-cell-address="$Genomics.$A$35" table:cell-range-address="$Genomics.$A$35:.$AI$35"/>
          <table:named-range table:name="RULE" table:base-cell-address="$Genomics.$A$2" table:cell-range-address="$Genomics.$A$2:.$AI$34"/>
        </table:named-expressions>
      </table:table>
      <table:table table:name="GWASAndModels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23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7.3382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23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4</text:p>
          </table:table-cell>
          <table:table-cell table:number-columns-repeated="2" table:style-name="ce64" office:value-type="string" calcext:value-type="string">
            <text:p>5</text:p>
          </table:table-cell>
          <table:table-cell table:number-columns-repeated="2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7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10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11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2</text:p>
          </table:table-cell>
          <table:table-cell table:number-columns-repeated="5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office:value-type="string" calcext:value-type="string">
            <text:p>8</text:p>
          </table:table-cell>
          <table:table-cell table:style-name="ce65" table:number-columns-repeated="22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23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23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string" calcext:value-type="string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align_data_to_alleles(data, base, left_on, right_on):</text:p>
          </table:table-cell>
        </table:table-row>
        <table:table-row table:style-name="ro3">
          <table:table-cell table:number-columns-repeated="8"/>
          <table:table-cell table:number-columns-repeated="3" office:value-type="string" calcext:value-type="string">
            <text:p>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gwas_model_intersection(args):</text:p>
          </table:table-cell>
        </table:table-row>
        <table:table-row table:style-name="ro3">
          <table:table-cell table:number-columns-repeated="12"/>
          <table:table-cell table:number-columns-repeated="11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match_alleles(l_non_effect_allele, l_effect_allele, r_non_effect_allele, r_effect_allele):</text:p>
          </table:table-cell>
        </table:table-row>
        <table:table-row table:style-name="ro3">
          <table:table-cell table:number-columns-repeated="23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string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m .. import Constants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.. import PredictionModel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.gwas import Utilities as GWASUtilities</text:p>
          </table:table-cell>
        </table:table-row>
        <table:table-row table:style-name="ro3">
          <table:table-cell table:number-columns-repeated="23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V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V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6"/>
          <table:table-cell table:number-columns-repeated="2" office:value-type="string" calcext:value-type="string">
            <text:p>V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S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9"/>
          <table:table-cell table:number-columns-repeated="2" office:value-type="string" calcext:value-type="string">
            <text:p>V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E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S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3"/>
          <table:table-cell table:number-columns-repeated="5" office:value-type="string" calcext:value-type="string">
            <text:p>V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8"/>
          <table:table-cell table:number-columns-repeated="3" office:value-type="string" calcext:value-type="string">
            <text:p>V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21"/>
          <table:table-cell table:number-columns-repeated="2"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3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eq.shape[0] == 0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Z in merged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B in merged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mplements: for db_path in sorted(paths)</text:p>
          </table:table-cell>
          <table:table-cell office:value-type="string" calcext:value-type="string">
            <text:p>db_path is not None</text:p>
          </table:table-cell>
        </table:table-row>
        <table:table-row table:style-name="ro3">
          <table:table-cell table:number-columns-repeated="13"/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len(l_effect_allele) == 1) and (len(l_non_effect_allele) == 1)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l_effect_allele == r_effect_allele) and (l_non_effect_allele == r_non_effect_allele)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l_effect_allele == r_non_effect_allele) and (l_non_effect_allele == r_effect_allele)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l_effect_allele == t_r_effect) and (l_non_effect_allele == t_r_non_effect)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l_effect_allele == t_r_non_effect) and (l_non_effect_allele == t_r_effect))</text:p>
          </table:table-cell>
        </table:table-row>
        <table:table-row table:style-name="ro3">
          <table:table-cell table:number-columns-repeated="23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pt</text:p>
          </table:table-cell>
        </table:table-row>
        <table:table-row table:style-name="ro3">
          <table:table-cell table:number-columns-repeated="23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EA, NEA) = (Constants.EFFECT_ALLELE, Constants.NON_EFFECT_ALLELE)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EA_BASE, NEA_BASE) = ((EA + '_BASE'), (NEA + '_BASE'))</text:p>
          </table:table-cell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rged = pandas.merge(data,base,left_on=left_on,right_on=right_on,suffixes=('', '_BASE'))</text:p>
          </table:table-cell>
        </table:table-row>
        <table:table-row table:style-name="ro3">
          <table:table-cell/>
          <table:table-cell office:value-type="string" calcext:value-type="string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leles_1 = pandas.Series([set(e) for e in zip(merged[EA],merged[NEA])])</text:p>
          </table:table-cell>
        </table:table-row>
        <table:table-row table:style-name="ro3">
          <table:table-cell/>
          <table:table-cell office:value-type="string" calcext:value-type="string">
            <text:p>3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leles_2 = pandas.Series([set(e) for e in zip(merged[EA_BASE],merged[NEA_BASE])])</text:p>
          </table:table-cell>
        </table:table-row>
        <table:table-row table:style-name="ro3">
          <table:table-cell/>
          <table:table-cell office:value-type="string" calcext:value-type="string">
            <text:p>4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q = (alleles_1 == alleles_2)</text:p>
          </table:table-cell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erged = merged[eq]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turn merged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ipped = (merged[EA] != merged[EA_BASE]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 = Constants.ZSCOR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erged.loc[(flipped, Z)] = (- merged.loc[(flipped, Z)]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 = Constants.BETA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erged.loc[(flipped, B)] = (- merged.loc[(flipped, B)]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erged.loc[(flipped, EA)] = merged.loc[(flipped, EA_BASE)]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erged.loc[(flipped, NEA)] = merged.loc[(flipped, NEA_BASE)]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was = GWASUtilities.load_plain_gwas_from_args(args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2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aths = PredictionModel._model_paths(args.models_folder,args.models_name_filter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3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F = PredictionModel.WDBQF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4</text:p>
          </table:table-cell>
          <table:table-cell table:number-columns-repeated="14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ntersection = set(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5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office:value-type="string" calcext:value-type="string">
            <text:p>Implements: for db_path in sorted(paths)</text:p>
          </table:table-cell>
          <table:table-cell office:value-type="string" calcext:value-type="string">
            <text:p>xXx__iter_9=iter(sorted(paths))</text:p>
          </table:table-cell>
        </table:table-row>
        <table:table-row table:style-name="ro3">
          <table:table-cell table:number-columns-repeated="8"/>
          <table:table-cell table:number-columns-repeated="2" office:value-type="string" calcext:value-type="string">
            <text:p>6</text:p>
          </table:table-cell>
          <table:table-cell table:number-columns-repeated="13"/>
          <table:table-cell office:value-type="float" office:value="21" calcext:value-type="float">
            <text:p>21</text:p>
          </table:table-cell>
          <table:table-cell office:value-type="string" calcext:value-type="string">
            <text:p>Implements: for db_path in sorted(paths)</text:p>
          </table:table-cell>
          <table:table-cell office:value-type="string" calcext:value-type="string">
            <text:p>db_path=next(xXx__iter_9,None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ogging.log(9,'loading %s',db_path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odel = PredictionModel.load_model(db_path,args.model_db_snp_key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3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ase = model.weights[[PF.K_RSID, PF.K_EFFECT_ALLELE, PF.K_NON_EFFECT_ALLELE]].drop_duplicates(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4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 = align_data_to_alleles(gwas,base,Constants.SNP,PF.K_RSID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5</text:p>
          </table:table-cell>
          <table:table-cell table:number-columns-repeated="13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tersection.update(b[Constants.SNP]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turn intersection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2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omplement_translation = 'CGTA'.maketrans({'C':'G', 'G':'C', 'T':'A', 'A':'T'}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omplement_translation = string.maketrans('CGTA','GCAT'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turn (1, 1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turn ((- 1), 1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_r_non_effect = r_non_effect_allele.translate(complement_translation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_r_effect = r_effect_allele.translate(complement_translation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turn (1, (- 1)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turn ((- 1), (- 1)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turn (None, None)</text:p>
          </table:table-cell>
        </table:table-row>
        <table:table-row table:style-name="ro3">
          <table:table-cell table:number-columns-repeated="23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23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23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23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26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GWASAndModels.$A$65" table:cell-range-address="$GWASAndModels.$A$65:.$Z$101"/>
          <table:named-range table:name="ACTIONELSE" table:base-cell-address="$GWASAndModels.$A$104" table:cell-range-address="$GWASAndModels.$A$104:.$Z$104"/>
          <table:named-range table:name="ACTIONEXCEPT" table:base-cell-address="$GWASAndModels.$A$103" table:cell-range-address="$GWASAndModels.$A$103:.$Z$103"/>
          <table:named-range table:name="ACTIONFINALLY" table:base-cell-address="$GWASAndModels.$A$105" table:cell-range-address="$GWASAndModels.$A$105:.$Z$105"/>
          <table:named-range table:name="ACTIONTRY" table:base-cell-address="$GWASAndModels.$A$102" table:cell-range-address="$GWASAndModels.$A$102:.$Z$102"/>
          <table:named-range table:name="CLASS" table:base-cell-address="$GWASAndModels.$A$28" table:cell-range-address="$GWASAndModels.$A$28:.$Z$28"/>
          <table:named-range table:name="CONDITION" table:base-cell-address="$GWASAndModels.$A$53" table:cell-range-address="$GWASAndModels.$A$53:.$Z$62"/>
          <table:named-range table:name="EVENT" table:base-cell-address="$GWASAndModels.$A$40" table:cell-range-address="$GWASAndModels.$A$40:.$Z$52"/>
          <table:named-range table:name="EXCEPT" table:base-cell-address="$GWASAndModels.$A$27" table:cell-range-address="$GWASAndModels.$A$27:.$Z$27"/>
          <table:named-range table:name="EXCEPTION" table:base-cell-address="$GWASAndModels.$A$63" table:cell-range-address="$GWASAndModels.$A$63:.$Z$64"/>
          <table:named-range table:name="INCLUDE" table:base-cell-address="$GWASAndModels.$A$33" table:cell-range-address="$GWASAndModels.$A$33:.$Z$39"/>
          <table:named-range table:name="METHOD" table:base-cell-address="$GWASAndModels.$A$29" table:cell-range-address="$GWASAndModels.$A$29:.$Z$32"/>
          <table:named-range table:name="NEXT" table:base-cell-address="$GWASAndModels.$A$26" table:cell-range-address="$GWASAndModels.$A$26:.$Z$26"/>
          <table:named-range table:name="RULE" table:base-cell-address="$GWASAndModels.$A$2" table:cell-range-address="$GWASAndModels.$A$2:.$Z$25"/>
        </table:named-expressions>
      </table:table>
      <table:table table:name="FeatureMatrix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41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12.5882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41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3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3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39"/>
          <table:table-cell office:value-type="string" calcext:value-type="string">
            <text:p>x</text:p>
          </table:table-cell>
          <table:table-cell table:style-name="ce70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number-columns-repeated="6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8</text:p>
          </table:table-cell>
          <table:table-cell table:style-name="ce64" office:value-type="string" calcext:value-type="string">
            <text:p>9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12</text:p>
          </table:table-cell>
          <table:table-cell table:number-columns-repeated="3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5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7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19</text:p>
          </table:table-cell>
          <table:table-cell table:style-name="ce64" office:value-type="string" calcext:value-type="string">
            <text:p>20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1</text:p>
          </table:table-cell>
          <table:table-cell table:number-columns-repeated="3" table:style-name="ce64" office:value-type="string" calcext:value-type="string">
            <text:p>19</text:p>
          </table:table-cell>
          <table:table-cell table:style-name="ce64" office:value-type="string" calcext:value-type="string">
            <text:p>23</text:p>
          </table:table-cell>
          <table:table-cell table:style-name="ce64" office:value-type="string" calcext:value-type="string">
            <text:p>24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3</text:p>
          </table:table-cell>
          <table:table-cell table:number-columns-repeated="2" table:style-name="ce64" office:value-type="string" calcext:value-type="string">
            <text:p>25</text:p>
          </table:table-cell>
          <table:table-cell table:style-name="ce64" office:value-type="string" calcext:value-type="string">
            <text:p>26</text:p>
          </table:table-cell>
          <table:table-cell table:number-columns-repeated="3" table:style-name="ce64" office:value-type="string" calcext:value-type="string">
            <text:p>24</text:p>
          </table:table-cell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41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41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/>
          <table:table-cell table:number-columns-repeated="11" office:value-type="string" calcext:value-type="string">
            <text:p>0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FeatureMatrixManager(object):</text:p>
          </table:table-cell>
        </table:table-row>
        <table:table-row table:style-name="ro3">
          <table:table-cell table:number-columns-repeated="41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_init__(self, data, standardize=True):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get_feature_product(self, feature_key, center=False):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get_feature_cov(self, feature_key):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_x(self, feature_key):</text:p>
          </table:table-cell>
        </table:table-row>
        <table:table-row table:style-name="ro3">
          <table:table-cell table:number-columns-repeated="6"/>
          <table:table-cell table:number-columns-repeated="6" office:value-type="string" calcext:value-type="string">
            <text:p>1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save_covariances(self, path, column_names=K_GENE_MODEL_HEADER, append=False):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_ogz(p):</text:p>
          </table:table-cell>
        </table:table-row>
        <table:table-row table:style-name="ro3">
          <table:table-cell table:number-columns-repeated="12"/>
          <table:table-cell table:number-columns-repeated="3" office:value-type="string" calcext:value-type="string">
            <text:p>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build_manager(folder, filters=['TW_*'], standardize=True, subset=None):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0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_features(file):</text:p>
          </table:table-cell>
        </table:table-row>
        <table:table-row table:style-name="ro3">
          <table:table-cell table:number-columns-repeated="16"/>
          <table:table-cell table:number-columns-repeated="3" office:value-type="string" calcext:value-type="string">
            <text:p>0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features_in_folder(folder, filters=['TW_*']):</text:p>
          </table:table-cell>
        </table:table-row>
        <table:table-row table:style-name="ro3">
          <table:table-cell table:number-columns-repeated="19"/>
          <table:table-cell table:number-columns-repeated="4" office:value-type="string" calcext:value-type="string">
            <text:p>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_parse_expression_name(file):</text:p>
          </table:table-cell>
        </table:table-row>
        <table:table-row table:style-name="ro3">
          <table:table-cell table:number-columns-repeated="23"/>
          <table:table-cell table:number-columns-repeated="7" office:value-type="string" calcext:value-type="string">
            <text:p>0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_load_features(files, parse_func, subset):</text:p>
          </table:table-cell>
        </table:table-row>
        <table:table-row table:style-name="ro3">
          <table:table-cell table:number-columns-repeated="30"/>
          <table:table-cell table:number-columns-repeated="10" office:value-type="string" calcext:value-type="string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_build_data(data, standardize):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f _get_columns(data):</text:p>
          </table:table-cell>
        </table:table-row>
        <table:table-row table:style-name="ro3">
          <table:table-cell table:number-columns-repeated="41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os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io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40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ort re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mport gzip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40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numpy import dot, transpose, cov</text:p>
          </table:table-cell>
        </table:table-row>
        <table:table-row table:style-name="ro3">
          <table:table-cell office:value-type="string" calcext:value-type="string">
            <text:p>8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rom .. import MatrixManager</text:p>
          </table:table-cell>
        </table:table-row>
        <table:table-row table:style-name="ro3">
          <table:table-cell office:value-type="string" calcext:value-type="string">
            <text:p>9</text:p>
          </table:table-cell>
          <table:table-cell table:number-columns-repeated="40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rom .. import Utilities</text:p>
          </table:table-cell>
        </table:table-row>
        <table:table-row table:style-name="ro3">
          <table:table-cell office:value-type="string" calcext:value-type="string">
            <text:p>10</text:p>
          </table:table-cell>
          <table:table-cell table:number-columns-repeated="40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rom . import Math</text:p>
          </table:table-cell>
        </table:table-row>
        <table:table-row table:style-name="ro3">
          <table:table-cell office:value-type="string" calcext:value-type="string">
            <text:p>11</text:p>
          </table:table-cell>
          <table:table-cell table:number-columns-repeated="40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rom .. import Exceptions</text:p>
          </table:table-cell>
        </table:table-row>
        <table:table-row table:style-name="ro3">
          <table:table-cell table:number-columns-repeated="41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S</text:p>
          </table:table-cell>
          <table:table-cell table:number-columns-repeated="35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S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table:number-columns-repeated="2" office:value-type="string" calcext:value-type="string">
            <text:p>V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9"/>
          <table:table-cell table:number-columns-repeated="2" office:value-type="string" calcext:value-type="string">
            <text:p>V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S</text:p>
          </table:table-cell>
          <table:table-cell table:number-columns-repeated="29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S</text:p>
          </table:table-cell>
          <table:table-cell table:number-columns-repeated="28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3"/>
          <table:table-cell table:number-columns-repeated="2" office:value-type="string" calcext:value-type="string">
            <text:p>V</text:p>
          </table:table-cell>
          <table:table-cell table:number-columns-repeated="26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S</text:p>
          </table:table-cell>
          <table:table-cell table:number-columns-repeated="25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S</text:p>
          </table:table-cell>
          <table:table-cell table:number-columns-repeated="2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7"/>
          <table:table-cell table:number-columns-repeated="2" office:value-type="string" calcext:value-type="string">
            <text:p>V</text:p>
          </table:table-cell>
          <table:table-cell table:number-columns-repeated="2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S</text:p>
          </table:table-cell>
          <table:table-cell table:number-columns-repeated="21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20"/>
          <table:table-cell table:number-columns-repeated="3" office:value-type="string" calcext:value-type="string">
            <text:p>V</text:p>
          </table:table-cell>
          <table:table-cell table:number-columns-repeated="18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S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4"/>
          <table:table-cell table:number-columns-repeated="2" office:value-type="string" calcext:value-type="string">
            <text:p>V</text:p>
          </table:table-cell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26"/>
          <table:table-cell table:number-columns-repeated="2" office:value-type="string" calcext:value-type="string">
            <text:p>V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8"/>
          <table:table-cell table:number-columns-repeated="2" office:value-type="string" calcext:value-type="string">
            <text:p>V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S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31"/>
          <table:table-cell table:number-columns-repeated="2" office:value-type="string" calcext:value-type="string">
            <text:p>V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33"/>
          <table:table-cell table:number-columns-repeated="3" office:value-type="string" calcext:value-type="string">
            <text:p>V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36"/>
          <table:table-cell table:number-columns-repeated="2" office:value-type="string" calcext:value-type="string">
            <text:p>V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8"/>
          <table:table-cell table:number-columns-repeated="2" office:value-type="string" calcext:value-type="string">
            <text:p>V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41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office:value-type="string" calcext:value-type="string">
            <text:p>Implements: for key in self.columns</text:p>
          </table:table-cell>
          <table:table-cell office:value-type="string" calcext:value-type="string">
            <text:p>key is not None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ppend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files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file is not None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_regexp_1.search(name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_regexp_2.search(name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ubset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features) == 0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>
            <text:p>Implements: for (k, df) in data.items()</text:p>
          </table:table-cell>
          <table:table-cell office:value-type="string" calcext:value-type="string">
            <text:p>(k, df) is not None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Implements: for column in columns</text:p>
          </table:table-cell>
          <table:table-cell office:value-type="string" calcext:value-type="string">
            <text:p>column is not None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column in result)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tandardize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values is None)</text:p>
          </table:table-cell>
        </table:table-row>
        <table:table-row table:style-name="ro3">
          <table:table-cell table:number-columns-repeated="41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41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_GENE_MODEL_HEADER = ['gene', 'model1', 'model2', 'value']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3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lf.data = _build_data(data,standardize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f.columns = _get_columns(data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3</text:p>
          </table:table-cell>
          <table:table-cell table:number-columns-repeated="38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f.standardize = True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1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X, labels) = self._x(feature_key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 table:number-columns-repeated="37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duct = (dot(X,transpose(X)) if (not center) else cov(X))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3</text:p>
          </table:table-cell>
          <table:table-cell table:number-columns-repeated="36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turn (product, labels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2</text:p>
          </table:table-cell>
          <table:table-cell table:number-columns-repeated="3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oduct = cov(X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3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ectors = self.data[feature_key]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2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bels = sorted(vectors.keys()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3</text:p>
          </table:table-cell>
          <table:table-cell table:number-columns-repeated="3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 = [vectors[m] for m in labels]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4</text:p>
          </table:table-cell>
          <table:table-cell table:number-columns-repeated="35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turn (X, labels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3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ata = []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2</text:p>
          </table:table-cell>
          <table:table-cell table:number-columns-repeated="34"/>
          <table:table-cell office:value-type="float" office:value="14" calcext:value-type="float">
            <text:p>14</text:p>
          </table:table-cell>
          <table:table-cell office:value-type="string" calcext:value-type="string">
            <text:p>Implements: for key in self.columns</text:p>
          </table:table-cell>
          <table:table-cell office:value-type="string" calcext:value-type="string">
            <text:p>xXx__iter_7=iter(self.columns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3"/>
          <table:table-cell office:value-type="float" office:value="15" calcext:value-type="float">
            <text:p>15</text:p>
          </table:table-cell>
          <table:table-cell office:value-type="string" calcext:value-type="string">
            <text:p>Implements: for key in self.columns</text:p>
          </table:table-cell>
          <table:table-cell office:value-type="string" calcext:value-type="string">
            <text:p>key=next(xXx__iter_7,None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(matrix, labels) = self.get_feature_cov(key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2</text:p>
          </table:table-cell>
          <table:table-cell table:number-columns-repeated="33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lat = MatrixManager._flatten_matrix_data([(key, labels, matrix)]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3</text:p>
          </table:table-cell>
          <table:table-cell table:number-columns-repeated="33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ata.extend(flat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ata = Utilities.to_dataframe(data,column_names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2</text:p>
          </table:table-cell>
          <table:table-cell table:number-columns-repeated="3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ta = data.sort_values(by=column_names[0:2]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3</text:p>
          </table:table-cell>
          <table:table-cell table:number-columns-repeated="3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ompression = ('gzip' if ('gz' in path) else None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turn io.TextIOWrapper(gzip.open(p,'r'),newline=''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_o = (_ogz if ('.gz' in path) else open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2</text:p>
          </table:table-cell>
          <table:table-cell table:number-columns-repeated="31"/>
          <table:table-cell office:value-type="float" office:value="24" calcext:value-type="float">
            <text:p>24</text:p>
          </table:table-cell>
          <table:table-cell office:value-type="string" calcext:value-type="string">
            <text:p>Implements &lt;With _o(path,'a') as f&gt;.</text:p>
          </table:table-cell>
          <table:table-cell office:value-type="string" calcext:value-type="string">
            <text:p>f=_o(path,'a'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3</text:p>
          </table:table-cell>
          <table:table-cell table:number-columns-repeated="31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ata.to_csv(f,header=False,index=False,sep='\t',compression=compression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4</text:p>
          </table:table-cell>
          <table:table-cell table:number-columns-repeated="25"/>
          <table:table-cell office:value-type="float" office:value="26" calcext:value-type="float">
            <text:p>26</text:p>
          </table:table-cell>
          <table:table-cell office:value-type="string" calcext:value-type="string">
            <text:p>Implements &lt;With _o(path,'a') as f&gt;.</text:p>
          </table:table-cell>
          <table:table-cell office:value-type="string" calcext:value-type="string">
            <text:p>f.__exit__(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ata.to_csv(path,index=False,sep='\t',compression=compression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24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iles = Utilities.target_files(folder,file_filters=filters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aise Exceptions.ReportableException('No valid expressoin files found'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xpressions = _load_features(files,_parse_expression_name,subset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2</text:p>
          </table:table-cell>
          <table:table-cell table:number-columns-repeated="26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anager = FeatureMatrixManager(expressions,standardize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3</text:p>
          </table:table-cell>
          <table:table-cell table:number-columns-repeated="26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turn manager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 = None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2</text:p>
          </table:table-cell>
          <table:table-cell table:number-columns-repeated="25"/>
          <table:table-cell office:value-type="float" office:value="34" calcext:value-type="float">
            <text:p>34</text:p>
          </table:table-cell>
          <table:table-cell office:value-type="string" calcext:value-type="string">
            <text:p>Implements &lt;With open(file) as f&gt;.</text:p>
          </table:table-cell>
          <table:table-cell office:value-type="string" calcext:value-type="string">
            <text:p>f=open(file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3</text:p>
          </table:table-cell>
          <table:table-cell table:number-columns-repeated="25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 = f.readline().strip().split(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5</text:p>
          </table:table-cell>
          <table:table-cell table:number-columns-repeated="25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turn r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features = set(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3</text:p>
          </table:table-cell>
          <table:table-cell table:number-columns-repeated="24"/>
          <table:table-cell office:value-type="float" office:value="38" calcext:value-type="float">
            <text:p>38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xXx__iter_21=iter(files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3"/>
          <table:table-cell office:value-type="float" office:value="39" calcext:value-type="float">
            <text:p>39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file=next(xXx__iter_21,None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 = _features(file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2</text:p>
          </table:table-cell>
          <table:table-cell table:number-columns-repeated="23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eatures.update(l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turn features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40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_regexp_1 = re.compile('.*TW_(.*)_0.5.expr.txt$')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40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_regexp_2 = re.compile('(.*).txt$'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ame = os.path.split(file)[1]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turn _regexp_1.match(name).group(1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turn _regexp_2.match(name).group(1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aise Exceptions.ReportableException('Could not accept expression file names'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ubset = (set(subset) if subset else None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2</text:p>
          </table:table-cell>
          <table:table-cell table:number-columns-repeated="17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sults = {}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3</text:p>
          </table:table-cell>
          <table:table-cell table:number-columns-repeated="17"/>
          <table:table-cell office:value-type="float" office:value="51" calcext:value-type="float">
            <text:p>51</text:p>
          </table:table-cell>
          <table:table-cell office:value-type="string" calcext:value-type="string">
            <text:p>Implements: for file in sorted(files)</text:p>
          </table:table-cell>
          <table:table-cell office:value-type="string" calcext:value-type="string">
            <text:p>xXx__iter_29=iter(sorted(files)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11"/>
          <table:table-cell office:value-type="float" office:value="52" calcext:value-type="float">
            <text:p>52</text:p>
          </table:table-cell>
          <table:table-cell office:value-type="string" calcext:value-type="string">
            <text:p>Implements: for file in sorted(files)</text:p>
          </table:table-cell>
          <table:table-cell office:value-type="string" calcext:value-type="string">
            <text:p>file=next(xXx__iter_29,None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logging.log(9,'Loading feature file %s',file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2</text:p>
          </table:table-cell>
          <table:table-cell table:number-columns-repeated="16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atures = None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features = _features(file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2</text:p>
          </table:table-cell>
          <table:table-cell table:number-columns-repeated="14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features = [x for x in features if (x in subset)]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logging.info('No selected features for %s, skipping',file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e = pandas.read_csv(file,sep='\t',usecols=features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11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tag = parse_func(file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sults[tag] = e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turn results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logging.log(9,'Building data'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2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sult = {}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3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string" calcext:value-type="string">
            <text:p>Implements: for (k, df) in data.items()</text:p>
          </table:table-cell>
          <table:table-cell office:value-type="string" calcext:value-type="string">
            <text:p>xXx__iter_37=iter(data.items()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string" calcext:value-type="string">
            <text:p>Implements: for (k, df) in data.items()</text:p>
          </table:table-cell>
          <table:table-cell office:value-type="string" calcext:value-type="string">
            <text:p>(k, df)=next(xXx__iter_37,None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logging.log(9,'Processing %s',k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2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columns = df.columns.values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3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string" calcext:value-type="string">
            <text:p>Implements: for column in columns</text:p>
          </table:table-cell>
          <table:table-cell office:value-type="string" calcext:value-type="string">
            <text:p>xXx__iter_38=iter(columns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Implements: for column in columns</text:p>
          </table:table-cell>
          <table:table-cell office:value-type="string" calcext:value-type="string">
            <text:p>column=next(xXx__iter_38,None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sult[column] = {}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 = result[column]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alues = df[column].values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values = Math.standardize(values)</text:p>
          </table:table-cell>
        </table:table-row>
        <table:table-row table:style-name="ro3">
          <table:table-cell table:number-columns-repeated="37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[k] = values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turn result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logging.info('Getting columns')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columns = {x for k in list(data.keys()) for x in data[k].columns}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turn columns</text:p>
          </table:table-cell>
        </table:table-row>
        <table:table-row table:style-name="ro3">
          <table:table-cell table:number-columns-repeated="41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41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41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41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44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FeatureMatrix.$A$117" table:cell-range-address="$FeatureMatrix.$A$117:.$AR$195"/>
          <table:named-range table:name="ACTIONELSE" table:base-cell-address="$FeatureMatrix.$A$198" table:cell-range-address="$FeatureMatrix.$A$198:.$AR$198"/>
          <table:named-range table:name="ACTIONEXCEPT" table:base-cell-address="$FeatureMatrix.$A$197" table:cell-range-address="$FeatureMatrix.$A$197:.$AR$197"/>
          <table:named-range table:name="ACTIONFINALLY" table:base-cell-address="$FeatureMatrix.$A$199" table:cell-range-address="$FeatureMatrix.$A$199:.$AR$199"/>
          <table:named-range table:name="ACTIONTRY" table:base-cell-address="$FeatureMatrix.$A$196" table:cell-range-address="$FeatureMatrix.$A$196:.$AR$196"/>
          <table:named-range table:name="CLASS" table:base-cell-address="$FeatureMatrix.$A$46" table:cell-range-address="$FeatureMatrix.$A$46:.$AR$47"/>
          <table:named-range table:name="CONDITION" table:base-cell-address="$FeatureMatrix.$A$102" table:cell-range-address="$FeatureMatrix.$A$102:.$AR$115"/>
          <table:named-range table:name="EVENT" table:base-cell-address="$FeatureMatrix.$A$74" table:cell-range-address="$FeatureMatrix.$A$74:.$AR$101"/>
          <table:named-range table:name="EXCEPT" table:base-cell-address="$FeatureMatrix.$A$45" table:cell-range-address="$FeatureMatrix.$A$45:.$AR$45"/>
          <table:named-range table:name="EXCEPTION" table:base-cell-address="$FeatureMatrix.$A$116" table:cell-range-address="$FeatureMatrix.$A$116:.$AR$116"/>
          <table:named-range table:name="INCLUDE" table:base-cell-address="$FeatureMatrix.$A$62" table:cell-range-address="$FeatureMatrix.$A$62:.$AR$73"/>
          <table:named-range table:name="METHOD" table:base-cell-address="$FeatureMatrix.$A$48" table:cell-range-address="$FeatureMatrix.$A$48:.$AR$61"/>
          <table:named-range table:name="NEXT" table:base-cell-address="$FeatureMatrix.$A$44" table:cell-range-address="$FeatureMatrix.$A$44:.$AR$44"/>
          <table:named-range table:name="RULE" table:base-cell-address="$FeatureMatrix.$A$2" table:cell-range-address="$FeatureMatrix.$A$2:.$AR$4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8:02:51.0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18:02:52.006000000</meta:creation-date>
    <dc:title>modelTemplateV0.1.0</dc:title>
    <meta:editing-duration>PT6M25S</meta:editing-duration>
    <meta:editing-cycles>2</meta:editing-cycles>
    <meta:generator>LibreOffice/7.0.4.2$Windows_X86_64 LibreOffice_project/dcf040e67528d9187c66b2379df5ea4407429775</meta:generator>
    <dc:date>2021-01-11T18:09:16.681000000</dc:date>
    <meta:document-statistic meta:table-count="9" meta:cell-count="5689" meta:object-count="0"/>
    <meta:template xlink:type="simple" xlink:actuate="onRequest" xlink:title="modelTemplateV0.1.0" xlink:href="../../../../../Program%20Files/LibreOffice/program/../share/uno_packages/cache/uno_packages/lu39100wckftw.tmp_/codemap.oxt/template/codemap/modelTemplateV0.1.0.ots" meta:date="2021-01-11T18:02:51.191000000"/>
  </office:meta>
</office:document-meta>
</file>